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e275" officeooo:paragraph-rsid="0011e275"/>
    </style:style>
    <style:style style:name="P2" style:family="paragraph" style:parent-style-name="Text_20_body">
      <style:text-properties officeooo:paragraph-rsid="0011e275"/>
    </style:style>
    <style:style style:name="P3" style:family="paragraph" style:parent-style-name="Text_20_body">
      <style:text-properties officeooo:rsid="0011e275" officeooo:paragraph-rsid="0011e275"/>
    </style:style>
    <style:style style:name="P4" style:family="paragraph" style:parent-style-name="Text_20_body">
      <style:text-properties officeooo:rsid="001383ff" officeooo:paragraph-rsid="001383ff"/>
    </style:style>
    <style:style style:name="P5" style:family="paragraph" style:parent-style-name="Text_20_body">
      <style:text-properties officeooo:rsid="001459a6" officeooo:paragraph-rsid="001459a6"/>
    </style:style>
    <style:style style:name="P6" style:family="paragraph" style:parent-style-name="Text_20_body">
      <style:text-properties officeooo:rsid="00174c4f" officeooo:paragraph-rsid="00174c4f"/>
    </style:style>
    <style:style style:name="P7" style:family="paragraph" style:parent-style-name="Text_20_body">
      <style:text-properties officeooo:rsid="0017e2f3" officeooo:paragraph-rsid="0017e2f3"/>
    </style:style>
    <style:style style:name="P8" style:family="paragraph" style:parent-style-name="Text_20_body">
      <style:text-properties officeooo:rsid="0019b02b" officeooo:paragraph-rsid="0019b02b"/>
    </style:style>
    <style:style style:name="P9" style:family="paragraph" style:parent-style-name="Text_20_body">
      <style:text-properties officeooo:rsid="001d8d89" officeooo:paragraph-rsid="001d8d89"/>
    </style:style>
    <style:style style:name="P10" style:family="paragraph" style:parent-style-name="Text_20_body">
      <style:text-properties officeooo:rsid="001e4f0b" officeooo:paragraph-rsid="001e4f0b"/>
    </style:style>
    <style:style style:name="P11" style:family="paragraph" style:parent-style-name="Text_20_body">
      <style:text-properties officeooo:rsid="001ee8b5" officeooo:paragraph-rsid="001ee8b5"/>
    </style:style>
    <style:style style:name="P12" style:family="paragraph" style:parent-style-name="Heading_20_3">
      <style:text-properties officeooo:rsid="0019b02b" officeooo:paragraph-rsid="0019b02b"/>
    </style:style>
    <style:style style:name="P13" style:family="paragraph" style:parent-style-name="Text_20_body" style:list-style-name="L1"/>
    <style:style style:name="P14" style:family="paragraph" style:parent-style-name="Text_20_body" style:list-style-name="L1">
      <style:text-properties officeooo:paragraph-rsid="0011e275"/>
    </style:style>
    <style:style style:name="P15" style:family="paragraph" style:parent-style-name="Text_20_body" style:list-style-name="L1">
      <style:text-properties officeooo:rsid="0011e275" officeooo:paragraph-rsid="0011e275"/>
    </style:style>
    <style:style style:name="P16" style:family="paragraph" style:parent-style-name="Text_20_body">
      <style:text-properties officeooo:rsid="002151aa" officeooo:paragraph-rsid="002151aa"/>
    </style:style>
    <style:style style:name="P17" style:family="paragraph" style:parent-style-name="Text_20_body" style:list-style-name="L1">
      <style:paragraph-properties fo:margin-top="0in" fo:margin-bottom="0in" loext:contextual-spacing="false"/>
    </style:style>
    <style:style style:name="T1" style:family="text">
      <style:text-properties officeooo:rsid="0011e275"/>
    </style:style>
    <style:style style:name="T2" style:family="text">
      <style:text-properties officeooo:rsid="0017e2f3"/>
    </style:style>
    <style:style style:name="T3" style:family="text">
      <style:text-properties officeooo:rsid="001ee8b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Как учиться и быть гением: итоги первой части летнего плана 2020</text:p>
      <text:p text:style-name="P1"/>
      <text:p text:style-name="P1">что было ценно? что осталось непонятно? с чем не согласны? что будете делать иначе?</text:p>
      <text:p text:style-name="P1"/>
      <text:p text:style-name="P1">Вот чего я хотел: </text:p>
      <text:list xml:id="list1739418066" text:style-name="L1">
        <text:list-item>
          <text:p text:style-name="P15">работать над тем, как лучше работать </text:p>
        </text:list-item>
        <text:list-item>
          <text:p text:style-name="P14">учиться тому, как лучше учиться </text:p>
        </text:list-item>
        <text:list-item>
          <text:p text:style-name="P17">читать про то, как лучше читать</text:p>
        </text:list-item>
        <text:list-item>
          <text:p text:style-name="P13">думать про то, как лучше думать</text:p>
        </text:list-item>
      </text:list>
      <text:p text:style-name="P2"><text:span text:style-name="T1">Я почти дочитал Deep Work, не начинал Flow, прочитал отзывы и основные идеи из Ultralearning, прочитал отзывы и основные идеи из How to read books, почти дочитал </text:span>How to Take Smart Notes, <text:span text:style-name="T1">не начинал <text:s/></text:span>How to Make a Complete Map of Every Thought You Think, <text:span text:style-name="T1">не начинал Джедайские техники, не начинал Время Молотков (хочу начать 30 августа), не начинал </text:span>CFAR Handbook, <text:span text:style-name="T1">прочитал 3 цепочки Юдковского: Reductiosism 101, Physicalism 201, Yudkowski Coming of Age (но не вместе с клубом), не читал ничего из рекомендованной лессронгом литературы, участвовал в курсах по УИ от Пион. Прочитал около 1/5 Roots of creativity and genius.</text:span></text:p>
      <text:p text:style-name="P3"/>
      <text:p text:style-name="P3"/>
      <text:p text:style-name="P4">По терапии ничего не читал. Вернее, пару дней начинал Focusing, но бросил. Ничего не читал по ЭА.</text:p>
      <text:p text:style-name="P4">Прочитал 1 главу в Factfulness, бросил. Глава интересная и внесла вклад в мое понимание мира.</text:p>
      <text:p text:style-name="P4">Канемана не перечитывал.</text:p>
      <text:p text:style-name="P4">Город Перестановок прочитал.</text:p>
      <text:p text:style-name="P4">Книжные рекомендации от FLI вообще не трогал, но все скачал. Математика от MIRI: начинал Naive Set Theory, Computability and Logic, бросил.</text:p>
      <text:p text:style-name="P4">По буддизму и медитации не читал ничего.</text:p>
      <text:p text:style-name="P5">Как стать гением прочитал половину.</text:p>
      <text:p text:style-name="P5">Машины созидания прочитал 4 главы.</text:p>
      <text:p text:style-name="P5">ЛФТ начинал, бросил.</text:p>
      <text:p text:style-name="P5">По физике не читал ничего.</text:p>
      <text:p text:style-name="P5">Анки, менеджер паролей и joplin не внедрил; <text:span text:style-name="T1">В период 5 июня – 20 июля пользовался цеттелькастеном.</text:span></text:p>
      <text:p text:style-name="P5">Мастридера смотрел 1 выпуск – интервью с Пион и Данилой. <text:span text:style-name="T2">Каца и лекции Пион по УИ совсем не смотрел. Когда уставал и выгорал, смотрел vsauce.</text:span></text:p>
      <text:p text:style-name="P5"/>
      <text:p text:style-name="P7"><text:soft-page-break/>Метафора: я хотел выпрыгнуть из штанов, потому что думал, что должен это сделать и вообще весь смысл в выпрыгивании, но не смог. Если говорить именно о действиях, то я сделал сильно меньше, чем хотел и думал, что смогу, причем это было сопряжено с большим неудовольствием в виде выгорания.</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6">Торонтская алекситимическая шкала 28 авг 2020 - <text:a xlink:type="simple" xlink:href="https://psytests.org/result?v=tasAF0" text:style-name="Internet_20_link" text:visited-style-name="Visited_20_Internet_20_Link">https://psytests.org/result?v=tasAF0</text:a> результат 88 из промежутка 26-130</text:p>
      <text:p text:style-name="P6">Online Alexithymia Test 28 авг 2020: 146/180 https://www.alexithymia.us/test-alexithymia/?submit=result&amp;datetime=2020-08-28+13%3A46%3A57&amp;sex=male&amp;age=21&amp;bloodtype=x&amp;testtime=726&amp;result=5555455433254432454553442345442541545&amp;score=146&amp;factor=F1%3A18%2CF2%3A20%2CF3%3A31%2CF4%3A29%2CF5%3A24%2CF5b%3A15%2CF2b%3A9%2C&amp;language=en&amp;user_id=0&amp;answers=1151215433412234212113424321224525121&amp;resid=351673&amp;gender=male</text:p>
      <text:p text:style-name="P8">VIA Survey results</text:p>
      <text:h text:style-name="P12" text:outline-level="3">Your Top Strength</text:h>
      <text:h text:style-name="Heading_20_4" text:outline-level="4">Self-control and self-regulation -</text:h>
      <text:p text:style-name="Text_20_body">You self-consciously regulate what you feel and what you do. You are a disciplined person. You are in control of your appetites and your emotions, not vice versa.</text:p>
      <text:h text:style-name="Heading_20_3" text:outline-level="3">Your Second Strength</text:h>
      <text:h text:style-name="Heading_20_4" text:outline-level="4">Judgment, critical thinking, and open-mindedness -</text:h>
      <text:p text:style-name="Text_20_body">Thinking things through and examining them from all sides are important aspects of who you are. You do not jump to conclusions, and you rely only on solid evidence to make your decisions. You are able to change your mind.</text:p>
      <text:h text:style-name="Heading_20_3" text:outline-level="3"><text:soft-page-break/>Strength #3</text:h>
      <text:h text:style-name="Heading_20_4" text:outline-level="4">Industry, diligence, and perseverance -</text:h>
      <text:p text:style-name="Text_20_body">You work hard to finish what you start. No matter the project, you "get it out the door" in timely fashion. You do not get distracted when you work, and you take satisfaction in completing tasks.</text:p>
      <text:h text:style-name="Heading_20_3" text:outline-level="3">Strength #4</text:h>
      <text:h text:style-name="Heading_20_4" text:outline-level="4">Caution, prudence, and discretion -</text:h>
      <text:p text:style-name="Text_20_body">You are a careful person, and your choices are consistently prudent ones. You do not say or do things that you might later regret.</text:p>
      <text:h text:style-name="Heading_20_3" text:outline-level="3">Strength #5</text:h>
      <text:h text:style-name="Heading_20_4" text:outline-level="4">Forgiveness and mercy -</text:h>
      <text:p text:style-name="Text_20_body">You forgive those who have done you wrong. You always give people a second chance. Your guiding principle is mercy and not revenge.</text:p>
      <text:p text:style-name="P8"/>
      <text:p text:style-name="P5"/>
      <text:p text:style-name="P16">Какой я сейчас (на основании VIA Strength Survey и Big-5 <text:bookmark-start text:name="__DdeLink__177_3991180048"/>Questionnaire<text:bookmark-end text:name="__DdeLink__177_3991180048"/>)</text:p>
      <text:p text:style-name="P16">Я дисциплинированный человек, у меня очень развит самоконтроль. Я склонен тщательно продумывать вещи и не делать поспешных выводов. У меня развито критическое и рациональное мышление. Свои убеждения я основываю на надежных свидетельствах. Мне легко менять свое мнение. Я умею упорно трудиться и завершать начатое. Я не отвлекаюсь, когда работаю, и испытываю удовлетворение от выполнения заданий. Я бдительный и внимательный человек, принимающий взвешенные решения. Я склонен отказываться от того, о чем в будущем пожалею. Я доброжелателен к людям и никогда не держу обид.</text:p>
      <text:p text:style-name="P16">Я интровертный человек. Со мной легко поладить. Я весьма сознателен. У меня чрезвычайно низкая тревожность и нервность. Я очень открыт новому опыту.</text:p>
      <text:p text:style-name="P4"/>
      <text:p text:style-name="P9">Деньги</text:p>
      <text:p text:style-name="P9">вернуть маме 76300</text:p>
      <text:p text:style-name="P9">Для сохранения повышенной стипендии достаточно хорошо учиться</text:p>
      <text:p text:style-name="P9">14к на общие траты, что-то на погашение долга, что-то на текущие расходы, что-то в копилку, что-то на благотворительность</text:p>
      <text:p text:style-name="P9"/>
      <text:p text:style-name="P10">Тетрадка:</text:p>
      <text:p text:style-name="P10">Страница с задачами на сентябрь</text:p>
      <text:p text:style-name="P10">на 1 неделю, на 2, 3, 4</text:p>
      <text:p text:style-name="P10"><text:soft-page-break/>один чеклист на весь месяц</text:p>
      <text:p text:style-name="P10">в конце – на окт нояб дек, на 2021, на более далекое будущее</text:p>
      <text:p text:style-name="P10">инбокс</text:p>
      <text:p text:style-name="P10">разлиновать логирование <text:span text:style-name="T3">1 см на время, 1 см на состояние, 2.3 на деятельность; добавлять комментарии к деятельности – если читаю, то что</text:span></text:p>
      <text:p text:style-name="P11">up, eat, dishes, sport, medit, walk, shower, plan, br</text:p>
      <text:p text:style-name="P11">добавить сразу указание длительности для удобства подведения итога</text:p>
      <text:p text:style-name="P11">укоротить и унифицировать сокращения</text:p>
      <text:p text:style-name="P10">как лучше логировать – добавить подведение итога</text:p>
      <text:p text:style-name="P10"/>
      <text:p text:style-name="P10">добавить оценку ресурсов на задач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8T15:56:10.263997875</meta:creation-date>
    <dc:date>2020-08-30T21:41:11.893963026</dc:date>
    <meta:editing-duration>PT4H42M26S</meta:editing-duration>
    <meta:editing-cycles>8</meta:editing-cycles>
    <meta:generator>LibreOffice/6.0.7.3$Linux_X86_64 LibreOffice_project/00m0$Build-3</meta:generator>
    <meta:document-statistic meta:table-count="0" meta:image-count="0" meta:object-count="0" meta:page-count="4" meta:paragraph-count="58" meta:word-count="766" meta:character-count="5140" meta:non-whitespace-character-count="4427"/>
  </office:meta>
</office:document-meta>
</file>